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etus Hatten</text:p>
      <text:p text:style-name="Standard">November 4, 2015</text:p>
      <text:p text:style-name="Standard">Design Analysis Algorithms</text:p>
      <text:p text:style-name="Standard">Professor Phan</text:p>
      <text:p text:style-name="Standard"/>
      <text:p text:style-name="Standard"/>
      <text:p text:style-name="Standard">Chapter 3: 12)</text:p>
      <text:p text:style-name="Standard">List all of the different orders in which we can multiply five matrices: A, B, C, D, &amp; E.</text:p>
      <text:p text:style-name="Standard"/>
      <text:p text:style-name="P1">Answer:</text:p>
      <text:p text:style-name="P1">A((BC)D)E)</text:p>
      <text:p text:style-name="Standard"/>
      <text:p text:style-name="Standard">Chapter 3: 13)</text:p>
      <text:p text:style-name="Standard">Find an optimal order, and its cost, for evaluating the product A1xA2xA3xA4xA5, where:</text:p>
      <text:p text:style-name="Standard">A1=(10x4)<text:tab/>A2=(4x5)<text:tab/>A3=(5x20)<text:tab/>A4=(20x2) <text:tab/>A5=(2x50)</text:p>
      <text:p text:style-name="Standard">Show the final matrices M and P produced by Algorithm 3.6</text:p>
      <text:p text:style-name="Standard"/>
      <text:p text:style-name="P1">Answer:</text:p>
      <text:p text:style-name="P1">(10x4) x [{(4x5)(5x20)}(20x2)}(2x50)}]</text:p>
      <text:p text:style-name="P1">(10x4) x [{(4x20)}(20x2)}(2x50)}]</text:p>
      <text:p text:style-name="P1">(10x4) x [{(4x2)}(2x50)}]</text:p>
      <text:p text:style-name="P1">(10x4) x [{(4x50)}]</text:p>
      <text:p text:style-name="P1">(10x50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4T21:12:43.32</meta:creation-date>
    <meta:document-statistic meta:table-count="0" meta:image-count="0" meta:object-count="0" meta:page-count="1" meta:paragraph-count="18" meta:word-count="80" meta:character-count="524"/>
    <dc:date>2015-11-05T01:20:05.28</dc:date>
    <meta:editing-duration>PT3H36M21S</meta:editing-duration>
    <meta:editing-cycles>1</meta:editing-cycles>
    <meta:generator>OpenOffice/4.1.1$Win32 OpenOffice.org_project/411m6$Build-9775</meta:generator>
  </office:meta>
</office:document-meta>
</file>